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Arial Narrow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7.008cm"/>
    </style:style>
    <style:style style:name="Tableau1.C" style:family="table-column">
      <style:table-column-properties style:column-width="7.888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6" style:family="table-cell">
      <style:table-cell-properties fo:background-color="#94bd5e" fo:padding="0.097cm" fo:border-left="0.05pt solid #000000" fo:border-right="none" fo:border-top="none" fo:border-bottom="0.05pt solid #000000">
        <style:background-image/>
      </style:table-cell-properties>
    </style:style>
    <style:style style:name="Tableau1.C16" style:family="table-cell">
      <style:table-cell-properties fo:background-color="#94bd5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2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au1.C28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.C31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7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1.C37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8" style:family="table-cell">
      <style:table-cell-properties fo:background-color="#e6ff00" fo:padding="0.097cm" fo:border-left="0.05pt solid #000000" fo:border-right="none" fo:border-top="none" fo:border-bottom="0.05pt solid #000000">
        <style:background-image/>
      </style:table-cell-properties>
    </style:style>
    <style:style style:name="Tableau1.C38" style:family="table-cell">
      <style:table-cell-properties fo:background-color="#e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53" style:family="table-row">
      <style:table-row-properties style:min-row-height="0.556cm" fo:keep-together="always"/>
    </style:style>
    <style:style style:name="Tableau1.A82" style:family="table-cell">
      <style:table-cell-properties fo:background-color="#eb613d" fo:padding="0.097cm" fo:border-left="0.05pt solid #000000" fo:border-right="none" fo:border-top="none" fo:border-bottom="0.05pt solid #000000">
        <style:background-image/>
      </style:table-cell-properties>
    </style:style>
    <style:style style:name="Tableau1.C82" style:family="table-cell">
      <style:table-cell-properties fo:background-color="#eb613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87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au1.C87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 style:text-autospace="none"/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text-outline="false" style:text-line-through-styl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0pt" officeooo:paragraph-rsid="0017d09d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0pt" officeooo:paragraph-rsid="0027e74c" style:font-size-asian="10pt" style:font-size-complex="10pt"/>
    </style:style>
    <style:style style:name="P6" style:family="paragraph" style:parent-style-name="Table_20_Contents">
      <style:text-properties style:font-name="Times New Roman" fo:font-size="10pt" officeooo:paragraph-rsid="0017d09d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officeooo:rsid="0017d09d" officeooo:paragraph-rsid="0017d09d" style:font-size-asian="10pt" style:font-size-complex="10pt"/>
    </style:style>
    <style:style style:name="P8" style:family="paragraph" style:parent-style-name="Table_20_Contents">
      <style:text-properties style:font-name="Times New Roman" fo:font-size="10pt" officeooo:rsid="0017d09d" officeooo:paragraph-rsid="0017d09d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0pt" officeooo:rsid="00183cb8" officeooo:paragraph-rsid="00183cb8" style:font-size-asian="10pt" style:font-size-complex="10pt"/>
    </style:style>
    <style:style style:name="P10" style:family="paragraph" style:parent-style-name="Table_20_Contents">
      <style:text-properties style:font-name="Times New Roman" fo:font-size="10pt" officeooo:rsid="00183cb8" officeooo:paragraph-rsid="00183cb8" style:font-size-asian="10pt" style:font-size-complex="10pt"/>
    </style:style>
    <style:style style:name="P11" style:family="paragraph" style:parent-style-name="Table_20_Contents">
      <style:text-properties style:font-name="Times New Roman" fo:font-size="10pt" officeooo:rsid="001a106c" officeooo:paragraph-rsid="001a106c" style:font-size-asian="10pt" style:font-size-complex="10pt"/>
    </style:style>
    <style:style style:name="P12" style:family="paragraph" style:parent-style-name="Table_20_Contents">
      <style:text-properties style:font-name="Times New Roman" fo:font-size="10pt" officeooo:rsid="001c5bec" officeooo:paragraph-rsid="001c5bec" style:font-size-asian="10pt" style:font-size-complex="10pt"/>
    </style:style>
    <style:style style:name="P13" style:family="paragraph" style:parent-style-name="Table_20_Contents">
      <style:text-properties style:font-name="Times New Roman" fo:font-size="10pt" officeooo:rsid="001df29c" officeooo:paragraph-rsid="001df29c" style:font-size-asian="10pt" style:font-size-complex="10pt"/>
    </style:style>
    <style:style style:name="P14" style:family="paragraph" style:parent-style-name="Table_20_Contents">
      <style:text-properties style:font-name="Times New Roman" fo:font-size="10pt" officeooo:rsid="001eb2ff" officeooo:paragraph-rsid="001eb2ff" style:font-size-asian="10pt" style:font-size-complex="10pt"/>
    </style:style>
    <style:style style:name="P15" style:family="paragraph" style:parent-style-name="Table_20_Contents">
      <style:text-properties style:font-name="Times New Roman" fo:font-size="10pt" officeooo:rsid="00205bf7" officeooo:paragraph-rsid="00205bf7" style:font-size-asian="10pt" style:font-size-complex="10pt"/>
    </style:style>
    <style:style style:name="P16" style:family="paragraph" style:parent-style-name="Table_20_Contents">
      <style:text-properties style:font-name="Times New Roman" fo:font-size="10pt" officeooo:rsid="00220c68" officeooo:paragraph-rsid="00220c68" style:font-size-asian="10pt" style:font-size-complex="10pt"/>
    </style:style>
    <style:style style:name="P17" style:family="paragraph" style:parent-style-name="Table_20_Contents">
      <style:text-properties style:font-name="Times New Roman" fo:font-size="10pt" officeooo:rsid="00220e22" officeooo:paragraph-rsid="00220e22" style:font-size-asian="10pt" style:font-size-complex="10pt"/>
    </style:style>
    <style:style style:name="P18" style:family="paragraph" style:parent-style-name="Table_20_Contents">
      <style:text-properties style:font-name="Times New Roman" fo:font-size="10pt" officeooo:rsid="00233509" officeooo:paragraph-rsid="00233509" style:font-size-asian="10pt" style:font-size-complex="10pt"/>
    </style:style>
    <style:style style:name="P19" style:family="paragraph" style:parent-style-name="Table_20_Contents">
      <style:text-properties style:font-name="Times New Roman" fo:font-size="10pt" officeooo:rsid="00239d38" officeooo:paragraph-rsid="00239d38" style:font-size-asian="10pt" style:font-size-complex="10pt"/>
    </style:style>
    <style:style style:name="P20" style:family="paragraph" style:parent-style-name="Table_20_Contents">
      <style:text-properties style:font-name="Times New Roman" fo:font-size="10pt" officeooo:rsid="002729d1" officeooo:paragraph-rsid="002729d1" style:font-size-asian="10pt" style:font-size-complex="10pt"/>
    </style:style>
    <style:style style:name="P21" style:family="paragraph" style:parent-style-name="Table_20_Contents">
      <style:text-properties style:font-name="Times New Roman" fo:font-size="10pt" officeooo:paragraph-rsid="0027869f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paragraph-rsid="0029589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paragraph-rsid="0029589a" style:font-size-asian="16pt" style:font-weight-asian="bold" style:font-size-complex="16pt" style:font-weight-complex="bold"/>
    </style:style>
    <style:style style:name="P24" style:family="paragraph" style:parent-style-name="Table_20_Contents">
      <style:text-properties style:font-name="Times New Roman" fo:font-size="10pt" officeooo:rsid="0027869f" officeooo:paragraph-rsid="0027869f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26" style:family="paragraph" style:parent-style-name="Table_20_Contents">
      <style:text-properties style:font-name="Times New Roman" fo:font-size="10pt" officeooo:rsid="0027e74c" officeooo:paragraph-rsid="0027e74c" style:font-size-asian="10pt" style:font-size-complex="10pt"/>
    </style:style>
    <style:style style:name="P27" style:family="paragraph" style:parent-style-name="Table_20_Contents">
      <style:text-properties style:font-name="Times New Roman" fo:font-size="10pt" officeooo:rsid="0028cd42" officeooo:paragraph-rsid="0028cd42" style:font-size-asian="10pt" style:font-size-complex="10pt"/>
    </style:style>
    <style:style style:name="P28" style:family="paragraph" style:parent-style-name="Table_20_Contents">
      <style:text-properties style:font-name="Times New Roman" fo:font-size="10pt" officeooo:rsid="0028dfeb" officeooo:paragraph-rsid="0028dfeb" style:font-size-asian="10pt" style:font-size-complex="10pt"/>
    </style:style>
    <style:style style:name="P29" style:family="paragraph" style:parent-style-name="Manuel_20_corps_20_de_20_texte">
      <style:paragraph-properties fo:text-align="start" style:justify-single-word="false"/>
      <style:text-properties style:font-name="Liberation Sans" fo:font-size="12pt" fo:font-weight="bold" officeooo:rsid="001bf2db" officeooo:paragraph-rsid="0029589a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tyle="normal" fo:text-shadow="none" style:text-underline-style="none" fo:font-weight="normal" officeooo:rsid="001a61d2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tyle="normal" fo:text-shadow="none" style:text-underline-style="none" fo:font-weight="normal" officeooo:rsid="002485f7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5" style:family="text">
      <style:text-properties officeooo:rsid="0017d09d"/>
    </style:style>
    <style:style style:name="T6" style:family="text">
      <style:text-properties officeooo:rsid="00183cb8"/>
    </style:style>
    <style:style style:name="T7" style:family="text">
      <style:text-properties officeooo:rsid="002729d1"/>
    </style:style>
    <style:style style:name="T8" style:family="text">
      <style:text-properties officeooo:rsid="0027869f"/>
    </style:style>
    <style:style style:name="T9" style:family="text">
      <style:text-properties officeooo:rsid="0029589a"/>
    </style:style>
    <style:style style:name="T10" style:family="text">
      <style:text-properties officeooo:rsid="005a2455"/>
    </style:style>
    <style:style style:name="T11" style:family="text">
      <style:text-properties officeooo:rsid="005ca738"/>
    </style:style>
    <style:style style:name="T12" style:family="text">
      <style:text-properties fo:font-weight="normal" officeooo:rsid="005ca738" style:font-weight-asian="normal" style:font-weight-complex="normal"/>
    </style:style>
    <style:style style:name="T13" style:family="text">
      <style:text-properties fo:font-weight="normal" officeooo:rsid="001a8dff" style:font-weight-asian="normal" style:font-weight-complex="normal"/>
    </style:style>
    <style:style style:name="T14" style:family="text">
      <style:text-properties fo:font-weight="normal" officeooo:rsid="005a2455" style:font-weight-asian="normal" style:font-weight-complex="normal"/>
    </style:style>
    <style:style style:name="T15" style:family="text">
      <style:text-properties fo:font-weight="normal" officeooo:rsid="0029589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9">Liste des formules de politesse</text:span></text:p>
      <text:p text:style-name="P22"><text:span text:style-name="T9"/></text:p>
      <text:p text:style-name="P29"><text:span text:style-name="T15">A</text:span><text:span text:style-name="T14">ccessible par</text:span><text:span text:style-name="T10"> CTRL + F3 </text:span><text:span text:style-name="T12">ou</text:span><text:span text:style-name="T14"> via le menu</text:span><text:span text:style-name="T10"> Édition -&gt; AutoTexte </text:span><text:span text:style-name="T12">ou en </text:span><text:span text:style-name="T13">saisiss</text:span><text:span text:style-name="T12">ant</text:span><text:span text:style-name="T13"> le raccourci correspondant dans le document et </text:span><text:span text:style-name="T12">en </text:span><text:span text:style-name="T13">appuy</text:span><text:span text:style-name="T12">ant</text:span><text:span text:style-name="T13"> sur F3</text:span><text:span text:style-name="T11">.</text:span></text:p>
      <text:p text:style-name="P22"><text:span text:style-name="T9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Raccourcis</text:p>
          </table:table-cell>
          <table:table-cell table:style-name="Tableau1.A1" office:value-type="string">
            <text:p text:style-name="P9">Adressé à</text:p>
          </table:table-cell>
          <table:table-cell table:style-name="Tableau1.C1" office:value-type="string">
            <text:p text:style-name="P7">Formule de politesse</text:p>
          </table:table-cell>
        </table:table-row>
        <table:table-row table:style-name="Tableau1.1">
          <table:table-cell table:style-name="Tableau1.A2" office:value-type="string">
            <text:p text:style-name="P6"><text:span text:style-name="T5">A</text:span><text:span text:style-name="T6">d</text:span><text:span text:style-name="T5">1PC</text:span></text:p>
          </table:table-cell>
          <table:table-cell table:style-name="Tableau1.A2" office:value-type="string">
            <text:p text:style-name="P8">Administration - 1er Présidents de la Cour des comptes et cassation</text:p>
          </table:table-cell>
          <table:table-cell table:style-name="Tableau1.C2" office:value-type="string">
            <text:p text:style-name="P4">Je vous prie de croire, Monsieur le Premier Président, à l’assurance de ma parfaite considération.</text:p>
          </table:table-cell>
        </table:table-row>
        <table:table-row table:style-name="Tableau1.1">
          <table:table-cell table:style-name="Tableau1.A2" office:value-type="string">
            <text:p text:style-name="P6"><text:span text:style-name="T5">A</text:span><text:span text:style-name="T6">d</text:span><text:span text:style-name="T5">AAA</text:span></text:p>
          </table:table-cell>
          <table:table-cell table:style-name="Tableau1.A2" office:value-type="string">
            <text:p text:style-name="P8">Administration - Ambassadeurs, (anciens Ambassadeurs) </text:p>
          </table:table-cell>
          <table:table-cell table:style-name="Tableau1.C2" office:value-type="string">
            <text:p text:style-name="P3">Je vous prie de croire, Monsieur/Madame l’Ambassadeur, à l’assurance de ma considération distinguée.</text:p>
          </table:table-cell>
        </table:table-row>
        <table:table-row table:style-name="Tableau1.1">
          <table:table-cell table:style-name="Tableau1.A2" office:value-type="string">
            <text:p text:style-name="P6"><text:span text:style-name="T5">A</text:span><text:span text:style-name="T6">d</text:span><text:span text:style-name="T5">CG</text:span></text:p>
          </table:table-cell>
          <table:table-cell table:style-name="Tableau1.A2" office:value-type="string">
            <text:p text:style-name="P8">Administration - Commissaire général</text:p>
          </table:table-cell>
          <table:table-cell table:style-name="Tableau1.C2" office:value-type="string">
            <text:p text:style-name="P3">Je vous prie de croire, Monsieur le Consul général, à l’assurance de ma considération distinguée.</text:p>
          </table:table-cell>
        </table:table-row>
        <table:table-row table:style-name="Tableau1.1">
          <table:table-cell table:style-name="Tableau1.A2" office:value-type="string">
            <text:p text:style-name="P6"><text:span text:style-name="T5">A</text:span><text:span text:style-name="T6">d</text:span><text:span text:style-name="T5">CV</text:span></text:p>
          </table:table-cell>
          <table:table-cell table:style-name="Tableau1.A2" office:value-type="string">
            <text:p text:style-name="P8">Administration - Consuls, Vice-consuls</text:p>
          </table:table-cell>
          <table:table-cell table:style-name="Tableau1.C2" office:value-type="string">
            <text:p text:style-name="P1"><text:span text:style-name="T1">Je vous prie de croire, Monsieur le Consul </text:span><text:span text:style-name="T3">général, à </text:span><text:span text:style-name="T4">l’</text:span><text:span text:style-name="T3">assurance de ma considération distinguée.</text:span></text:p>
          </table:table-cell>
        </table:table-row>
        <table:table-row table:style-name="Tableau1.1">
          <table:table-cell table:style-name="Tableau1.A2" office:value-type="string">
            <text:p text:style-name="P6"><text:span text:style-name="T5">A</text:span><text:span text:style-name="T6">d</text:span><text:span text:style-name="T5">CV2</text:span></text:p>
          </table:table-cell>
          <table:table-cell table:style-name="Tableau1.A2" office:value-type="string">
            <text:p text:style-name="P8">Administration - Consuls, Vice-consuls (2)</text:p>
          </table:table-cell>
          <table:table-cell table:style-name="Tableau1.C2" office:value-type="string">
            <text:p text:style-name="P3">Je vous prie de croire, Monsieur le Consul, à l’assurance de ma considération distinguée.</text:p>
          </table:table-cell>
        </table:table-row>
        <table:table-row table:style-name="Tableau1.1">
          <table:table-cell table:style-name="Tableau1.A2" office:value-type="string">
            <text:p text:style-name="P6"><text:span text:style-name="T5">A</text:span><text:span text:style-name="T6">d</text:span><text:span text:style-name="T5">H</text:span><text:span text:style-name="T6">c</text:span><text:span text:style-name="T5">H</text:span><text:span text:style-name="T6">c</text:span></text:p>
          </table:table-cell>
          <table:table-cell table:style-name="Tableau1.A2" office:value-type="string">
            <text:p text:style-name="P8">Administration - Haut-commissaire, Haut-fonctionnaire</text:p>
          </table:table-cell>
          <table:table-cell table:style-name="Tableau1.C2" office:value-type="string">
            <text:p text:style-name="P3">Je vous prie de croire, Monsieur le Haut-commissaire/Monsieur le Haut-fonctionnaire, à l’assurance de ma considération distinguée.</text:p>
          </table:table-cell>
        </table:table-row>
        <table:table-row table:style-name="Tableau1.1">
          <table:table-cell table:style-name="Tableau1.A2" office:value-type="string">
            <text:p text:style-name="P6"><text:span text:style-name="T5">A</text:span><text:span text:style-name="T6">d</text:span><text:span text:style-name="T5">MD</text:span><text:span text:style-name="T6">C</text:span></text:p>
          </table:table-cell>
          <table:table-cell table:style-name="Tableau1.A2" office:value-type="string">
            <text:p text:style-name="P8">Administration - Membres d’Ambassades ou de consulats</text:p>
          </table:table-cell>
          <table:table-cell table:style-name="Tableau1.C2" office:value-type="string">
            <text:p text:style-name="P3">Je vous prie de croire, Monsieur/Madame le …, à l’assurance de ma considération distinguée.</text:p>
          </table:table-cell>
        </table:table-row>
        <table:table-row table:style-name="Tableau1.1">
          <table:table-cell table:style-name="Tableau1.A2" office:value-type="string">
            <text:p text:style-name="P6"><text:span text:style-name="T5">A</text:span><text:span text:style-name="T6">d</text:span><text:span text:style-name="T5">PAP</text:span></text:p>
          </table:table-cell>
          <table:table-cell table:style-name="Tableau1.A2" office:value-type="string">
            <text:p text:style-name="P8">Administration - Préfets (anciens Préfets)</text:p>
          </table:table-cell>
          <table:table-cell table:style-name="Tableau1.C2" office:value-type="string">
            <text:p text:style-name="P3">Je vous prie de croire, Monsieur le Préfet/Monsieur le Préfet de Police/Monsieur le Préfet de Région, à l’assurance de ma considération distinguée.</text:p>
          </table:table-cell>
        </table:table-row>
        <table:table-row table:style-name="Tableau1.1">
          <table:table-cell table:style-name="Tableau1.A2" office:value-type="string">
            <text:p text:style-name="P6"><text:span text:style-name="T5">A</text:span><text:span text:style-name="T6">d</text:span><text:span text:style-name="T5">PAPM</text:span></text:p>
          </table:table-cell>
          <table:table-cell table:style-name="Tableau1.A2" office:value-type="string">
            <text:p text:style-name="P8">Administration - Préfets (anciens Préfets) (Madame)</text:p>
          </table:table-cell>
          <table:table-cell table:style-name="Tableau1.C2" office:value-type="string">
            <text:p text:style-name="P3">Je vous prie de croire, Madame le Préfet (ou Madame la Préfète), à l’assurance de ma considération distinguée.</text:p>
          </table:table-cell>
        </table:table-row>
        <table:table-row table:style-name="Tableau1.1">
          <table:table-cell table:style-name="Tableau1.A2" office:value-type="string">
            <text:p text:style-name="P6"><text:span text:style-name="T5">A</text:span><text:span text:style-name="T6">d</text:span><text:span text:style-name="T5">PCCA</text:span></text:p>
          </table:table-cell>
          <table:table-cell table:style-name="Tableau1.A2" office:value-type="string">
            <text:p text:style-name="P8">Administration - Présidents de la Cour des comptes, Cour d’appel</text:p>
          </table:table-cell>
          <table:table-cell table:style-name="Tableau1.C2" office:value-type="string">
            <text:p text:style-name="P3">Je vous prie de croire, Monsieur le Président, à l’assurance de ma considération distinguée.</text:p>
          </table:table-cell>
        </table:table-row>
        <table:table-row table:style-name="Tableau1.1">
          <table:table-cell table:style-name="Tableau1.A2" office:value-type="string">
            <text:p text:style-name="P10">AdPGCC</text:p>
          </table:table-cell>
          <table:table-cell table:style-name="Tableau1.A2" office:value-type="string">
            <text:p text:style-name="P10">Administration - Procureurs généraux de la cour (de cassation, des comptes, de la justice…)</text:p>
          </table:table-cell>
          <table:table-cell table:style-name="Tableau1.C2" office:value-type="string">
            <text:p text:style-name="P3">Je vous prie de croire, Monsieur le Procureur généra/l’Avocat général, à l’assurance de ma considération distinguée.</text:p>
          </table:table-cell>
        </table:table-row>
        <table:table-row table:style-name="Tableau1.1">
          <table:table-cell table:style-name="Tableau1.A2" office:value-type="string">
            <text:p text:style-name="P10">AdPSGA</text:p>
          </table:table-cell>
          <table:table-cell table:style-name="Tableau1.A2" office:value-type="string">
            <text:p text:style-name="P10">Administration - Procureurs, Substituts, Greffiers, Avocats,</text:p>
          </table:table-cell>
          <table:table-cell table:style-name="Tableau1.C2" office:value-type="string">
            <text:p text:style-name="P3">Je vous prie de croire, Monsieur le Procureur/Madame le Procureur/Madame la Procureure, Monsieur le Substitut/Madame le Substitut/Madame la Substitute, Monsieur le Greffier/Madame le Greffier/Madame la Greffière, Monsieur l’Avocat général/Madame l’Avocat(e) général(e), Monsieur le Bâtonnier/Madame le Bâtonnier, à l’assurance de ma considération distinguée.</text:p>
          </table:table-cell>
        </table:table-row>
        <table:table-row table:style-name="Tableau1.1">
          <table:table-cell table:style-name="Tableau1.A2" office:value-type="string">
            <text:p text:style-name="P10">AdSP</text:p>
          </table:table-cell>
          <table:table-cell table:style-name="Tableau1.A2" office:value-type="string">
            <text:p text:style-name="P10">Administration - Sous-préfets</text:p>
          </table:table-cell>
          <table:table-cell table:style-name="Tableau1.C2" office:value-type="string">
            <text:p text:style-name="P3">Je vous prie de croire, Monsieur/Madame le Sous-Préfet (ou Madame la Sous-préfète), à l’assurance de ma considération distinguée.</text:p>
          </table:table-cell>
        </table:table-row>
        <table:table-row table:style-name="Tableau1.1">
          <table:table-cell table:style-name="Tableau1.A2" office:value-type="string">
            <text:p text:style-name="P10">AdVPCE</text:p>
          </table:table-cell>
          <table:table-cell table:style-name="Tableau1.A2" office:value-type="string">
            <text:p text:style-name="P10">Administration - Vice-Président du Conseil d’État</text:p>
          </table:table-cell>
          <table:table-cell table:style-name="Tableau1.C2" office:value-type="string">
            <text:p text:style-name="P3">Je vous prie de croire, Monsieur le Vice-Président, à l’assurance de ma considération distinguée.</text:p>
          </table:table-cell>
        </table:table-row>
        <table:table-row table:style-name="Tableau1.1">
          <table:table-cell table:style-name="Tableau1.A16" office:value-type="string">
            <text:p text:style-name="P10">DvAE</text:p>
          </table:table-cell>
          <table:table-cell table:style-name="Tableau1.A16" office:value-type="string">
            <text:p text:style-name="P10">Divers - Ami éloigné</text:p>
          </table:table-cell>
          <table:table-cell table:style-name="Tableau1.C16" office:value-type="string">
            <text:p text:style-name="P3">Croyez bien, cher Monsieur et ami, à mes plus amicales pensées.</text:p>
          </table:table-cell>
        </table:table-row>
        <table:table-row table:style-name="Tableau1.1">
          <table:table-cell table:style-name="Tableau1.A16" office:value-type="string">
            <text:p text:style-name="P10">DvAPF</text:p>
          </table:table-cell>
          <table:table-cell table:style-name="Tableau1.A16" office:value-type="string">
            <text:p text:style-name="P10">Divers - Ami proche, famille</text:p>
          </table:table-cell>
          <table:table-cell table:style-name="Tableau1.C16" office:value-type="string">
            <text:p text:style-name="P3">Fidèlement à toi.</text:p>
          </table:table-cell>
        </table:table-row>
        <table:table-row table:style-name="Tableau1.1">
          <table:table-cell table:style-name="Tableau1.A16" office:value-type="string">
            <text:p text:style-name="P10">DvAPF2</text:p>
          </table:table-cell>
          <table:table-cell table:style-name="Tableau1.A16" office:value-type="string">
            <text:p text:style-name="P10">Divers - Ami proche, famille 2</text:p>
          </table:table-cell>
          <table:table-cell table:style-name="Tableau1.C16" office:value-type="string">
            <text:p text:style-name="P3">Bien amicalement à vous.</text:p>
          </table:table-cell>
        </table:table-row>
        <table:table-row table:style-name="Tableau1.1">
          <table:table-cell table:style-name="Tableau1.A16" office:value-type="string">
            <text:p text:style-name="P10">DvAPF3</text:p>
          </table:table-cell>
          <table:table-cell table:style-name="Tableau1.A16" office:value-type="string">
            <text:p text:style-name="P10">Divers - Ami proche, famille 3</text:p>
          </table:table-cell>
          <table:table-cell table:style-name="Tableau1.C16" office:value-type="string">
            <text:p text:style-name="P3">Affectueuses pensées.</text:p>
          </table:table-cell>
        </table:table-row>
        <text:soft-page-break/>
        <table:table-row table:style-name="Tableau1.1">
          <table:table-cell table:style-name="Tableau1.A16" office:value-type="string">
            <text:p text:style-name="P10">DvFG</text:p>
          </table:table-cell>
          <table:table-cell table:style-name="Tableau1.A16" office:value-type="string">
            <text:p text:style-name="P10">Divers - Formule générale</text:p>
          </table:table-cell>
          <table:table-cell table:style-name="Tableau1.C16" office:value-type="string">
            <text:p text:style-name="P3">Nous vous prions d’agréer, Monsieur, nos salutations distinguées.</text:p>
          </table:table-cell>
        </table:table-row>
        <table:table-row table:style-name="Tableau1.1">
          <table:table-cell table:style-name="Tableau1.A16" office:value-type="string">
            <text:p text:style-name="P10">DvFG2</text:p>
          </table:table-cell>
          <table:table-cell table:style-name="Tableau1.A16" office:value-type="string">
            <text:p text:style-name="P10">Divers - Formule générale 2</text:p>
          </table:table-cell>
          <table:table-cell table:style-name="Tableau1.C16" office:value-type="string">
            <text:p text:style-name="P3">Veuillez agréer, Monsieur, l’expression de mes sentiments distingués.</text:p>
          </table:table-cell>
        </table:table-row>
        <table:table-row table:style-name="Tableau1.1">
          <table:table-cell table:style-name="Tableau1.A16" office:value-type="string">
            <text:p text:style-name="P10">DvFG3</text:p>
          </table:table-cell>
          <table:table-cell table:style-name="Tableau1.A16" office:value-type="string">
            <text:p text:style-name="P10">Divers - Formule générale 3</text:p>
          </table:table-cell>
          <table:table-cell table:style-name="Tableau1.C16" office:value-type="string">
            <text:p text:style-name="P3">Je vous prie d’agréer mes salutations distinguées.</text:p>
          </table:table-cell>
        </table:table-row>
        <table:table-row table:style-name="Tableau1.1">
          <table:table-cell table:style-name="Tableau1.A16" office:value-type="string">
            <text:p text:style-name="P10">DvFG4</text:p>
          </table:table-cell>
          <table:table-cell table:style-name="Tableau1.A16" office:value-type="string">
            <text:p text:style-name="P10">Divers - Formule générale 4</text:p>
          </table:table-cell>
          <table:table-cell table:style-name="Tableau1.C16" office:value-type="string">
            <text:p text:style-name="P3">Veuillez agréer, Madame, Monsieur, l’assurance de mes sentiments respectueux.</text:p>
          </table:table-cell>
        </table:table-row>
        <table:table-row table:style-name="Tableau1.1">
          <table:table-cell table:style-name="Tableau1.A16" office:value-type="string">
            <text:p text:style-name="P10">DvFG5</text:p>
          </table:table-cell>
          <table:table-cell table:style-name="Tableau1.A16" office:value-type="string">
            <text:p text:style-name="P10">Divers - Formule générale 5</text:p>
          </table:table-cell>
          <table:table-cell table:style-name="Tableau1.C16" office:value-type="string">
            <text:p text:style-name="P3">Croyez, Madame, Monsieur, à mes sentiments les meilleurs.</text:p>
          </table:table-cell>
        </table:table-row>
        <table:table-row table:style-name="Tableau1.1">
          <table:table-cell table:style-name="Tableau1.A16" office:value-type="string">
            <text:p text:style-name="P10">DvFPD</text:p>
          </table:table-cell>
          <table:table-cell table:style-name="Tableau1.A16" office:value-type="string">
            <text:p text:style-name="P10">Divers - Formule plus déférente</text:p>
          </table:table-cell>
          <table:table-cell table:style-name="Tableau1.C16" office:value-type="string">
            <text:p text:style-name="P3">Nous vous prions d’agréer, Monsieur, nos respectueuses salutations.</text:p>
          </table:table-cell>
        </table:table-row>
        <table:table-row table:style-name="Tableau1.1">
          <table:table-cell table:style-name="Tableau1.A16" office:value-type="string">
            <text:p text:style-name="P10">DvFPD2</text:p>
          </table:table-cell>
          <table:table-cell table:style-name="Tableau1.A16" office:value-type="string">
            <text:p text:style-name="P10">Divers - Formule plus déférente 2</text:p>
          </table:table-cell>
          <table:table-cell table:style-name="Tableau1.C16" office:value-type="string">
            <text:p text:style-name="P3">Nous vous prions d’agréer, Monsieur, l’expression de nos sentiments respectueux et dévoués.</text:p>
          </table:table-cell>
        </table:table-row>
        <table:table-row table:style-name="Tableau1.1">
          <table:table-cell table:style-name="Tableau1.A16" office:value-type="string">
            <text:p text:style-name="P10">DvFPD3</text:p>
          </table:table-cell>
          <table:table-cell table:style-name="Tableau1.A16" office:value-type="string">
            <text:p text:style-name="P10">Divers - Formule plus déférente 3</text:p>
          </table:table-cell>
          <table:table-cell table:style-name="Tableau1.C16" office:value-type="string">
            <text:p text:style-name="P3">Nous vous prions de croire, Monsieur, à l’expression de nos sentiments les plus dévoués.</text:p>
          </table:table-cell>
        </table:table-row>
        <table:table-row table:style-name="Tableau1.1">
          <table:table-cell table:style-name="Tableau1.A28" office:value-type="string">
            <text:p text:style-name="P11">MiGVLH</text:p>
          </table:table-cell>
          <table:table-cell table:style-name="Tableau1.A28" office:value-type="string">
            <text:p text:style-name="P11">Militaire - Grand chancelier de la Légion d’honneur</text:p>
          </table:table-cell>
          <table:table-cell table:style-name="Tableau1.C28" office:value-type="string">
            <text:p text:style-name="P3">Je vous prie de croire, Monsieur le Grand Chancelier, à l’assurance de ma considération distinguée.</text:p>
          </table:table-cell>
        </table:table-row>
        <table:table-row table:style-name="Tableau1.1">
          <table:table-cell table:style-name="Tableau1.A28" office:value-type="string">
            <text:p text:style-name="P11">MiOGO</text:p>
          </table:table-cell>
          <table:table-cell table:style-name="Tableau1.A28" office:value-type="string">
            <text:p text:style-name="P11">Militaire - Officiers généraux et officiers</text:p>
          </table:table-cell>
          <table:table-cell table:style-name="Tableau1.C28" office:value-type="string">
            <text:p text:style-name="P3">Je vous prie de croire, Mon Général / Amiral / Mon Commandant / Mon Colonel, à l’assurance de ma considération distinguée.</text:p>
          </table:table-cell>
        </table:table-row>
        <table:table-row table:style-name="Tableau1.1">
          <table:table-cell table:style-name="Tableau1.A28" office:value-type="string">
            <text:p text:style-name="P11">MiOGOM</text:p>
          </table:table-cell>
          <table:table-cell table:style-name="Tableau1.A28" office:value-type="string">
            <text:p text:style-name="P11">Militaire - Officiers généraux et officiers (Madame)</text:p>
          </table:table-cell>
          <table:table-cell table:style-name="Tableau1.C28" office:value-type="string">
            <text:p text:style-name="P3">Je vous prie de croire, Général / Amiral / Commandant / Colonel, à l’assurance de ma considération distinguée.</text:p>
          </table:table-cell>
        </table:table-row>
        <table:table-row table:style-name="Tableau1.1">
          <table:table-cell table:style-name="Tableau1.A31" office:value-type="string">
            <text:p text:style-name="P11">NoPAT</text:p>
          </table:table-cell>
          <table:table-cell table:style-name="Tableau1.A31" office:value-type="string">
            <text:p text:style-name="P11">Noblesse - Prétendants au trône</text:p>
          </table:table-cell>
          <table:table-cell table:style-name="Tableau1.C31" office:value-type="string">
            <text:p text:style-name="P3">Je vous prie de croire, Monseigneur, à l’assurance de ma considération distinguée.</text:p>
          </table:table-cell>
        </table:table-row>
        <table:table-row table:style-name="Tableau1.1">
          <table:table-cell table:style-name="Tableau1.A31" office:value-type="string">
            <text:p text:style-name="P11">NoPADM</text:p>
          </table:table-cell>
          <table:table-cell table:style-name="Tableau1.A31" office:value-type="string">
            <text:p text:style-name="P11">Noblesse - Prince Albert de Monaco</text:p>
          </table:table-cell>
          <table:table-cell table:style-name="Tableau1.C31" office:value-type="string">
            <text:p text:style-name="P3">Je vous prie de croire, Monseigneur, à l’assurance de ma considération distinguée.</text:p>
          </table:table-cell>
        </table:table-row>
        <table:table-row table:style-name="Tableau1.1">
          <table:table-cell table:style-name="Tableau1.A31" office:value-type="string">
            <text:p text:style-name="P11">NoPS</text:p>
          </table:table-cell>
          <table:table-cell table:style-name="Tableau1.A31" office:value-type="string">
            <text:p text:style-name="P11">Noblesse - Princes souverains</text:p>
          </table:table-cell>
          <table:table-cell table:style-name="Tableau1.C31" office:value-type="string">
            <text:p text:style-name="P3">Je vous prie de croire, Votre Altesse…, à l’assurance de ma considération distinguée.</text:p>
          </table:table-cell>
        </table:table-row>
        <table:table-row table:style-name="Tableau1.1">
          <table:table-cell table:style-name="Tableau1.A31" office:value-type="string">
            <text:p text:style-name="P11">NoPSF</text:p>
          </table:table-cell>
          <table:table-cell table:style-name="Tableau1.A31" office:value-type="string">
            <text:p text:style-name="P11">Noblesse - Princes souverains (femme)</text:p>
          </table:table-cell>
          <table:table-cell table:style-name="Tableau1.C31" office:value-type="string">
            <text:p text:style-name="P3">Je vous prie de croire, Votre Altesse…, à l’assurance de mes respectueux hommages.</text:p>
          </table:table-cell>
        </table:table-row>
        <table:table-row table:style-name="Tableau1.1">
          <table:table-cell table:style-name="Tableau1.A31" office:value-type="string">
            <text:p text:style-name="P12">NoREI</text:p>
          </table:table-cell>
          <table:table-cell table:style-name="Tableau1.A31" office:value-type="string">
            <text:p text:style-name="P12">Noblesse - Reine</text:p>
          </table:table-cell>
          <table:table-cell table:style-name="Tableau1.C31" office:value-type="string">
            <text:p text:style-name="P3">Je vous prie de croire, Majesté, à l’assurance de ma considération distinguée.</text:p>
          </table:table-cell>
        </table:table-row>
        <table:table-row table:style-name="Tableau1.1">
          <table:table-cell table:style-name="Tableau1.A31" office:value-type="string">
            <text:p text:style-name="P12">NoROI</text:p>
          </table:table-cell>
          <table:table-cell table:style-name="Tableau1.A31" office:value-type="string">
            <text:p text:style-name="P12">Noblesse - Roi</text:p>
          </table:table-cell>
          <table:table-cell table:style-name="Tableau1.C31" office:value-type="string">
            <text:p text:style-name="P3"><text:span text:style-name="T1">Je vous prie de croire, Majesté, à </text:span><text:span text:style-name="T2">l’</text:span><text:span text:style-name="T1">assurance de </text:span><text:span text:style-name="T3">ma considération distinguée.</text:span></text:p>
          </table:table-cell>
        </table:table-row>
        <table:table-row table:style-name="Tableau1.1">
          <table:table-cell table:style-name="Tableau1.A37" office:value-type="string">
            <text:p text:style-name="P13">PaMM</text:p>
          </table:table-cell>
          <table:table-cell table:style-name="Tableau1.A37" office:value-type="string">
            <text:p text:style-name="P13">Particuliers - Monsieur / Madame</text:p>
          </table:table-cell>
          <table:table-cell table:style-name="Tableau1.C37" office:value-type="string">
            <text:p text:style-name="P3">Je vous prie de croire, Monsieur/Madame, à l’assurance de ma considération distinguée.</text:p>
          </table:table-cell>
        </table:table-row>
        <table:table-row table:style-name="Tableau1.1">
          <table:table-cell table:style-name="Tableau1.A38" office:value-type="string">
            <text:p text:style-name="P13">PoAMMA</text:p>
          </table:table-cell>
          <table:table-cell table:style-name="Tableau1.A38" office:value-type="string">
            <text:p text:style-name="P13">Politique - Adjoint au Maire ou Maire Adjoint</text:p>
          </table:table-cell>
          <table:table-cell table:style-name="Tableau1.C38" office:value-type="string">
            <text:p text:style-name="P3">Je vous prie de croire, Monsieur le Maire Adjoint, à l’assurance de mes sentiments les meilleurs.</text:p>
          </table:table-cell>
        </table:table-row>
        <table:table-row table:style-name="Tableau1.1">
          <table:table-cell table:style-name="Tableau1.A38" office:value-type="string">
            <text:p text:style-name="P13">PoAMMAM</text:p>
          </table:table-cell>
          <table:table-cell table:style-name="Tableau1.A38" office:value-type="string">
            <text:p text:style-name="P13">Politique - Adjoint au Maire ou Maire Adjoint (Madame)</text:p>
          </table:table-cell>
          <table:table-cell table:style-name="Tableau1.C38" office:value-type="string">
            <text:p text:style-name="P3">Je vous prie de croire, Madame le(la) Maire adjoint(e), à l’assurance de mes respectueux hommages.</text:p>
          </table:table-cell>
        </table:table-row>
        <table:table-row table:style-name="Tableau1.1">
          <table:table-cell table:style-name="Tableau1.A38" office:value-type="string">
            <text:p text:style-name="P14">PoADSEL</text:p>
          </table:table-cell>
          <table:table-cell table:style-name="Tableau1.A38" office:value-type="string">
            <text:p text:style-name="P14">Politique - Anciens député, Sénateurs, élus locaux</text:p>
          </table:table-cell>
          <table:table-cell table:style-name="Tableau1.C38" office:value-type="string">
            <text:p text:style-name="P3">Je vous prie de croire, Monsieur, à l’assurance de mes sentiments les meilleurs.</text:p>
          </table:table-cell>
        </table:table-row>
        <table:table-row table:style-name="Tableau1.1">
          <table:table-cell table:style-name="Tableau1.A38" office:value-type="string">
            <text:p text:style-name="P14">PoADSELM</text:p>
          </table:table-cell>
          <table:table-cell table:style-name="Tableau1.A38" office:value-type="string">
            <text:p text:style-name="P14">Politique - Anciens député, Sénateurs, élus locaux (Madame)</text:p>
          </table:table-cell>
          <table:table-cell table:style-name="Tableau1.C38" office:value-type="string">
            <text:p text:style-name="P3">Je vous prie de croire, Madame, à l’assurance de mes respectueux hommages.</text:p>
          </table:table-cell>
        </table:table-row>
        <table:table-row table:style-name="Tableau1.1">
          <table:table-cell table:style-name="Tableau1.A38" office:value-type="string">
            <text:p text:style-name="P14">PoCPCMM</text:p>
          </table:table-cell>
          <table:table-cell table:style-name="Tableau1.A38" office:value-type="string">
            <text:p text:style-name="P14">Politique - Conseillers de Paris, Conseillers municipaux (Madame)</text:p>
          </table:table-cell>
          <table:table-cell table:style-name="Tableau1.C38" office:value-type="string">
            <text:p text:style-name="P3">Je vous prie de croire, Madame la Conseillère, à l’assurance de mes respectueux hommages.</text:p>
          </table:table-cell>
        </table:table-row>
        <table:table-row table:style-name="Tableau1.1">
          <table:table-cell table:style-name="Tableau1.A38" office:value-type="string">
            <text:p text:style-name="P14">PoCPCM</text:p>
          </table:table-cell>
          <table:table-cell table:style-name="Tableau1.A38" office:value-type="string">
            <text:p text:style-name="P14">Politique - Conseillers de Paris, Conseillers municipaux</text:p>
          </table:table-cell>
          <table:table-cell table:style-name="Tableau1.C38" office:value-type="string">
            <text:p text:style-name="P3">Je vous prie de croire, Monsieur le Conseiller, à l’assurance de mes sentiments les meilleurs.</text:p>
          </table:table-cell>
        </table:table-row>
        <text:soft-page-break/>
        <table:table-row table:style-name="Tableau1.1">
          <table:table-cell table:style-name="Tableau1.A38" office:value-type="string">
            <text:p text:style-name="P14">PoCG</text:p>
          </table:table-cell>
          <table:table-cell table:style-name="Tableau1.A38" office:value-type="string">
            <text:p text:style-name="P14">Politique - Conseillers généraux </text:p>
          </table:table-cell>
          <table:table-cell table:style-name="Tableau1.C38" office:value-type="string">
            <text:p text:style-name="P3">Je vous prie de croire, Monsieur le Conseiller général, à l’assurance de mes sentiments les meilleurs.</text:p>
          </table:table-cell>
        </table:table-row>
        <table:table-row table:style-name="Tableau1.1">
          <table:table-cell table:style-name="Tableau1.A38" office:value-type="string">
            <text:p text:style-name="P14">PoCGM</text:p>
          </table:table-cell>
          <table:table-cell table:style-name="Tableau1.A38" office:value-type="string">
            <text:p text:style-name="P14">Politique - Conseillers généraux (Madame)</text:p>
          </table:table-cell>
          <table:table-cell table:style-name="Tableau1.C38" office:value-type="string">
            <text:p text:style-name="P3">Je vous prie de croire, Madame la Conseillère générale, à l’assurance de mes respectueux hommages.</text:p>
          </table:table-cell>
        </table:table-row>
        <table:table-row table:style-name="Tableau1.1">
          <table:table-cell table:style-name="Tableau1.A38" office:value-type="string">
            <text:p text:style-name="P14">PoCR</text:p>
          </table:table-cell>
          <table:table-cell table:style-name="Tableau1.A38" office:value-type="string">
            <text:p text:style-name="P14">Politique - Conseillers régionaux</text:p>
          </table:table-cell>
          <table:table-cell table:style-name="Tableau1.C38" office:value-type="string">
            <text:p text:style-name="P3">Je vous prie de croire, Monsieur le Conseiller régional, à l’assurance de mes sentiments les meilleurs.</text:p>
          </table:table-cell>
        </table:table-row>
        <table:table-row table:style-name="Tableau1.1">
          <table:table-cell table:style-name="Tableau1.A38" office:value-type="string">
            <text:p text:style-name="P14">PoCRM</text:p>
          </table:table-cell>
          <table:table-cell table:style-name="Tableau1.A38" office:value-type="string">
            <text:p text:style-name="P14">Politique - Conseillers régionaux (Madame)</text:p>
          </table:table-cell>
          <table:table-cell table:style-name="Tableau1.C38" office:value-type="string">
            <text:p text:style-name="P3">Je vous prie de croire, Madame la Conseillère régionale, à l’assurance de mes respectueux hommages.</text:p>
          </table:table-cell>
        </table:table-row>
        <table:table-row table:style-name="Tableau1.1">
          <table:table-cell table:style-name="Tableau1.A38" office:value-type="string">
            <text:p text:style-name="P14">PoDDD</text:p>
          </table:table-cell>
          <table:table-cell table:style-name="Tableau1.A38" office:value-type="string">
            <text:p text:style-name="P14">Politique - Défenseur des droits</text:p>
          </table:table-cell>
          <table:table-cell table:style-name="Tableau1.C38" office:value-type="string">
            <text:p text:style-name="P3">Je vous prie de croire, Monsieur le Défenseur des droits, à l’assurance de ma parfaite considération.</text:p>
          </table:table-cell>
        </table:table-row>
        <table:table-row table:style-name="Tableau1.1">
          <table:table-cell table:style-name="Tableau1.A38" office:value-type="string">
            <text:p text:style-name="P15">PoDCE</text:p>
          </table:table-cell>
          <table:table-cell table:style-name="Tableau1.A38" office:value-type="string">
            <text:p text:style-name="P15">Politique - Députés, Commissaires européen</text:p>
          </table:table-cell>
          <table:table-cell table:style-name="Tableau1.C38" office:value-type="string">
            <text:p text:style-name="P3">Je vous prie de croire, Monsieur le Député européen / Commissaire européen, à l’assurance de mes sentiments les meilleurs.</text:p>
          </table:table-cell>
        </table:table-row>
        <table:table-row table:style-name="Tableau1.1">
          <table:table-cell table:style-name="Tableau1.A38" office:value-type="string">
            <text:p text:style-name="P15">PoDCEM</text:p>
          </table:table-cell>
          <table:table-cell table:style-name="Tableau1.A38" office:value-type="string">
            <text:p text:style-name="P15">Politique - Députés, Commissaires européen (Madame)</text:p>
          </table:table-cell>
          <table:table-cell table:style-name="Tableau1.C38" office:value-type="string">
            <text:p text:style-name="P3">Je vous prie de croire, Madame le (la) Député(e) européen(ne)/Commissaire européen(ne), à l’assurance de mes respectueux hommages.</text:p>
          </table:table-cell>
        </table:table-row>
        <table:table-row table:style-name="Tableau1.1">
          <table:table-cell table:style-name="Tableau1.A38" office:value-type="string">
            <text:p text:style-name="P15">PoDVPANC</text:p>
          </table:table-cell>
          <table:table-cell table:style-name="Tableau1.A38" office:value-type="string">
            <text:p text:style-name="P15">Politique - Députés, Vice-Présidents (Assemblée nationale &amp; commissions)</text:p>
          </table:table-cell>
          <table:table-cell table:style-name="Tableau1.C38" office:value-type="string">
            <text:p text:style-name="P3">Je vous prie de croire, Monsieur le Député, à l’assurance de mes sentiments les meilleurs.</text:p>
          </table:table-cell>
        </table:table-row>
        <table:table-row table:style-name="Tableau1.1">
          <table:table-cell table:style-name="Tableau1.A38" office:value-type="string">
            <text:p text:style-name="P15">PoDVPANCM</text:p>
          </table:table-cell>
          <table:table-cell table:style-name="Tableau1.A38" office:value-type="string">
            <text:p text:style-name="P15">Politique - Députés, Vice-Présidents (Assemblée nationale &amp; commissions) <text:s/>(Mme)</text:p>
          </table:table-cell>
          <table:table-cell table:style-name="Tableau1.C38" office:value-type="string">
            <text:p text:style-name="P3">Je vous prie de croire, Madame le (la) Député(e), à l’assurance de mes respectueux hommages.</text:p>
          </table:table-cell>
        </table:table-row>
        <table:table-row table:style-name="Tableau1.53">
          <table:table-cell table:style-name="Tableau1.A38" office:value-type="string">
            <text:p text:style-name="P16">PoHSDM</text:p>
          </table:table-cell>
          <table:table-cell table:style-name="Tableau1.A38" office:value-type="string">
            <text:p text:style-name="P16">Politique - Honoraires (Sénateurs, Députés, Maires)</text:p>
          </table:table-cell>
          <table:table-cell table:style-name="Tableau1.C38" office:value-type="string">
            <text:p text:style-name="P3">Je vous prie de croire, Monsieur le Député/Monsieur le Sénateur/Monsieur le Maire, à l’assurance de ma considération distinguée.</text:p>
          </table:table-cell>
        </table:table-row>
        <table:table-row table:style-name="Tableau1.53">
          <table:table-cell table:style-name="Tableau1.A38" office:value-type="string">
            <text:p text:style-name="P17">PoM</text:p>
          </table:table-cell>
          <table:table-cell table:style-name="Tableau1.A38" office:value-type="string">
            <text:p text:style-name="P17">Politique - Maires</text:p>
          </table:table-cell>
          <table:table-cell table:style-name="Tableau1.C38" office:value-type="string">
            <text:p text:style-name="P3">Je vous prie de croire, Monsieur le Maire, à l’assurance de mes sentiments les meilleurs.</text:p>
          </table:table-cell>
        </table:table-row>
        <table:table-row table:style-name="Tableau1.53">
          <table:table-cell table:style-name="Tableau1.A38" office:value-type="string">
            <text:p text:style-name="P17">PoMM</text:p>
          </table:table-cell>
          <table:table-cell table:style-name="Tableau1.A38" office:value-type="string">
            <text:p text:style-name="P17">Politique - Maires (Madame)</text:p>
          </table:table-cell>
          <table:table-cell table:style-name="Tableau1.C38" office:value-type="string">
            <text:p text:style-name="P3">Je vous prie de croire, Madame le Maire, à l’assurance de mes respectueux hommages.</text:p>
          </table:table-cell>
        </table:table-row>
        <table:table-row table:style-name="Tableau1.53">
          <table:table-cell table:style-name="Tableau1.A38" office:value-type="string">
            <text:p text:style-name="P17">PoMCC</text:p>
          </table:table-cell>
          <table:table-cell table:style-name="Tableau1.A38" office:value-type="string">
            <text:p text:style-name="P17">Politique - Membres du Conseil constitutionnel</text:p>
          </table:table-cell>
          <table:table-cell table:style-name="Tableau1.C38" office:value-type="string">
            <text:p text:style-name="P3">Je vous prie de croire, Monsieur le Haut Conseiller, à l’assurance de ma parfaite considération.</text:p>
          </table:table-cell>
        </table:table-row>
        <table:table-row table:style-name="Tableau1.53">
          <table:table-cell table:style-name="Tableau1.A38" office:value-type="string">
            <text:p text:style-name="P18">PoMJ</text:p>
          </table:table-cell>
          <table:table-cell table:style-name="Tableau1.A38" office:value-type="string">
            <text:p text:style-name="P18">Politique - Ministre de la Justice</text:p>
          </table:table-cell>
          <table:table-cell table:style-name="Tableau1.C38" office:value-type="string">
            <text:p text:style-name="P3">Je vous prie de croire, Monsieur le Garde des Sceaux, à l’assurance de mes sentiments les meilleurs.</text:p>
          </table:table-cell>
        </table:table-row>
        <table:table-row table:style-name="Tableau1.53">
          <table:table-cell table:style-name="Tableau1.A38" office:value-type="string">
            <text:p text:style-name="P18">PoMJM</text:p>
          </table:table-cell>
          <table:table-cell table:style-name="Tableau1.A38" office:value-type="string">
            <text:p text:style-name="P18">Politique - Ministre de la Justice (Madame)</text:p>
          </table:table-cell>
          <table:table-cell table:style-name="Tableau1.C38" office:value-type="string">
            <text:p text:style-name="P3">Je vous prie de croire, Madame le Garde des Sceaux, à l’assurance de mes respectueux hommages.</text:p>
          </table:table-cell>
        </table:table-row>
        <table:table-row table:style-name="Tableau1.53">
          <table:table-cell table:style-name="Tableau1.A38" office:value-type="string">
            <text:p text:style-name="P18">PoMSEE</text:p>
          </table:table-cell>
          <table:table-cell table:style-name="Tableau1.A38" office:value-type="string">
            <text:p text:style-name="P18">Politique - Ministre, Secrétaire d'État en exercice</text:p>
          </table:table-cell>
          <table:table-cell table:style-name="Tableau1.C38" office:value-type="string">
            <text:p text:style-name="P3">Je vous prie de croire, Monsieur le Ministre, à l’assurance de mes sentiments les meilleurs.</text:p>
          </table:table-cell>
        </table:table-row>
        <table:table-row table:style-name="Tableau1.53">
          <table:table-cell table:style-name="Tableau1.A38" office:value-type="string">
            <text:p text:style-name="P18">PoMSEEM</text:p>
          </table:table-cell>
          <table:table-cell table:style-name="Tableau1.A38" office:value-type="string">
            <text:p text:style-name="P18">Politique - Ministre, Secrétaire d'État en exercice (Madame)</text:p>
          </table:table-cell>
          <table:table-cell table:style-name="Tableau1.C38" office:value-type="string">
            <text:p text:style-name="P3">Je vous prie de croire, Madame la Ministre, à l’assurance de mes respectueux hommages.</text:p>
          </table:table-cell>
        </table:table-row>
        <table:table-row table:style-name="Tableau1.53">
          <table:table-cell table:style-name="Tableau1.A38" office:value-type="string">
            <text:p text:style-name="P18">PoME</text:p>
          </table:table-cell>
          <table:table-cell table:style-name="Tableau1.A38" office:value-type="string">
            <text:p text:style-name="P18">Politique - Ministres d’État</text:p>
          </table:table-cell>
          <table:table-cell table:style-name="Tableau1.C38" office:value-type="string">
            <text:p text:style-name="P3">Je vous prie de croire, Monsieur le Ministre d’État, à l’assurance de mes sentiments les meilleurs.</text:p>
          </table:table-cell>
        </table:table-row>
        <table:table-row table:style-name="Tableau1.53">
          <table:table-cell table:style-name="Tableau1.A38" office:value-type="string">
            <text:p text:style-name="P18">PoMEM</text:p>
          </table:table-cell>
          <table:table-cell table:style-name="Tableau1.A38" office:value-type="string">
            <text:p text:style-name="P18">Politique - Ministres d’État (Madame)</text:p>
          </table:table-cell>
          <table:table-cell table:style-name="Tableau1.C38" office:value-type="string">
            <text:p text:style-name="P3">Je vous prie de croire, Madame le Ministre d’État, à l’assurance de mes respectueux hommages.</text:p>
          </table:table-cell>
        </table:table-row>
        <table:table-row table:style-name="Tableau1.53">
          <table:table-cell table:style-name="Tableau1.A38" office:value-type="string">
            <text:p text:style-name="P18">PoMP</text:p>
          </table:table-cell>
          <table:table-cell table:style-name="Tableau1.A38" office:value-type="string">
            <text:p text:style-name="P18">Politique - Ministres plénipotentiaires</text:p>
          </table:table-cell>
          <table:table-cell table:style-name="Tableau1.C38" office:value-type="string">
            <text:p text:style-name="P3">Je vous prie de croire, Monsieur le Ministre, à l’assurance de mes sentiments les meilleurs.</text:p>
          </table:table-cell>
        </table:table-row>
        <table:table-row table:style-name="Tableau1.53">
          <table:table-cell table:style-name="Tableau1.A38" office:value-type="string">
            <text:p text:style-name="P19">PoMPM</text:p>
          </table:table-cell>
          <table:table-cell table:style-name="Tableau1.A38" office:value-type="string">
            <text:p text:style-name="P19">Politique - Ministres plénipotentiaires (Madame)</text:p>
          </table:table-cell>
          <table:table-cell table:style-name="Tableau1.C38" office:value-type="string">
            <text:p text:style-name="P3">Je vous prie de croire, Madame le Ministre, à l’assurance de mes respectueux hommages.</text:p>
          </table:table-cell>
        </table:table-row>
        <table:table-row table:style-name="Tableau1.53">
          <table:table-cell table:style-name="Tableau1.A38" office:value-type="string">
            <text:p text:style-name="P20">PoPM</text:p>
          </table:table-cell>
          <table:table-cell table:style-name="Tableau1.A38" office:value-type="string">
            <text:p text:style-name="P20">Politique - Premier Ministre</text:p>
          </table:table-cell>
          <table:table-cell table:style-name="Tableau1.C38" office:value-type="string">
            <text:p text:style-name="P3">Je vous prie de croire, Monsieur le Premier Ministre, à l’assurance de ma haute considération.</text:p>
          </table:table-cell>
        </table:table-row>
        <table:table-row table:style-name="Tableau1.53">
          <table:table-cell table:style-name="Tableau1.A38" office:value-type="string">
            <text:p text:style-name="P20">PoPMM</text:p>
          </table:table-cell>
          <table:table-cell table:style-name="Tableau1.A38" office:value-type="string">
            <text:p text:style-name="P20">Politique - Premier Ministre (Madame)</text:p>
          </table:table-cell>
          <table:table-cell table:style-name="Tableau1.C38" office:value-type="string">
            <text:p text:style-name="P3">Je vous prie de croire, Madame le Premier Ministre, à l’assurance de mes respectueux hommages.</text:p>
          </table:table-cell>
        </table:table-row>
        <text:soft-page-break/>
        <table:table-row table:style-name="Tableau1.53">
          <table:table-cell table:style-name="Tableau1.A38" office:value-type="string">
            <text:p text:style-name="P20">PoPANS</text:p>
          </table:table-cell>
          <table:table-cell table:style-name="Tableau1.A38" office:value-type="string">
            <text:p text:style-name="P20">Politique - Président de l’Assemblée nationale et du Sénat</text:p>
          </table:table-cell>
          <table:table-cell table:style-name="Tableau1.C38" office:value-type="string">
            <text:p text:style-name="P3">Je vous prie de croire, Monsieur le Président, à l’assurance de ma haute considération.</text:p>
          </table:table-cell>
        </table:table-row>
        <table:table-row table:style-name="Tableau1.53">
          <table:table-cell table:style-name="Tableau1.A38" office:value-type="string">
            <text:p text:style-name="P24">PoPANSM</text:p>
          </table:table-cell>
          <table:table-cell table:style-name="Tableau1.A38" office:value-type="string">
            <text:p text:style-name="P21"><text:span text:style-name="T8">Politique - Président de l’Assemblée </text:span><text:span text:style-name="T7">nationale et du </text:span><text:span text:style-name="T8">Sénat (Madame)</text:span></text:p>
          </table:table-cell>
          <table:table-cell table:style-name="Tableau1.C38" office:value-type="string">
            <text:p text:style-name="P3">Je vous prie de croire, Madame la Présidente, à l’assurance de mes respectueux hommages.</text:p>
          </table:table-cell>
        </table:table-row>
        <table:table-row table:style-name="Tableau1.53">
          <table:table-cell table:style-name="Tableau1.A38" office:value-type="string">
            <text:p text:style-name="P24">PoPR</text:p>
          </table:table-cell>
          <table:table-cell table:style-name="Tableau1.A38" office:value-type="string">
            <text:p text:style-name="P24">Politique - Président de la République</text:p>
          </table:table-cell>
          <table:table-cell table:style-name="Tableau1.C38" office:value-type="string">
            <text:p text:style-name="P3">Je vous prie de croire, Monsieur le Président de la République, aux assurances de ma très haute considération.</text:p>
          </table:table-cell>
        </table:table-row>
        <table:table-row table:style-name="Tableau1.53">
          <table:table-cell table:style-name="Tableau1.A38" office:value-type="string">
            <text:p text:style-name="P24">PoPCC</text:p>
          </table:table-cell>
          <table:table-cell table:style-name="Tableau1.A38" office:value-type="string">
            <text:p text:style-name="P24">Politique - Président du Conseil constitutionnel</text:p>
          </table:table-cell>
          <table:table-cell table:style-name="Tableau1.C38" office:value-type="string">
            <text:p text:style-name="P3">Je vous prie de croire, Monsieur le Président, à l’assurance de ma parfaite considération.</text:p>
          </table:table-cell>
        </table:table-row>
        <table:table-row table:style-name="Tableau1.53">
          <table:table-cell table:style-name="Tableau1.A38" office:value-type="string">
            <text:p text:style-name="P24">PoPCES</text:p>
          </table:table-cell>
          <table:table-cell table:style-name="Tableau1.A38" office:value-type="string">
            <text:p text:style-name="P24">Politique - Président du Conseil économique et social</text:p>
          </table:table-cell>
          <table:table-cell table:style-name="Tableau1.C38" office:value-type="string">
            <text:p text:style-name="P3">Je vous prie de croire, Monsieur le Président, à l’assurance de ma parfaite considération.</text:p>
          </table:table-cell>
        </table:table-row>
        <table:table-row table:style-name="Tableau1.53">
          <table:table-cell table:style-name="Tableau1.A38" office:value-type="string">
            <text:p text:style-name="P26">PoPCGAS</text:p>
          </table:table-cell>
          <table:table-cell table:style-name="Tableau1.A38" office:value-type="string">
            <text:p text:style-name="P26">Politique - Présidents de commissions ou de groupes (Assemblée nationale ou Sénat)</text:p>
          </table:table-cell>
          <table:table-cell table:style-name="Tableau1.C38" office:value-type="string">
            <text:p text:style-name="P3">Je vous prie de croire, Monsieur le Président, à l’assurance de mes sentiments les meilleurs.</text:p>
          </table:table-cell>
        </table:table-row>
        <table:table-row table:style-name="Tableau1.53">
          <table:table-cell table:style-name="Tableau1.A38" office:value-type="string">
            <text:p text:style-name="P26">PoPCGASM</text:p>
          </table:table-cell>
          <table:table-cell table:style-name="Tableau1.A38" office:value-type="string">
            <text:p text:style-name="P26">Politique - Présidents de commissions ou de groupes (Assemblée nationale ou Sénat) (Mme)</text:p>
          </table:table-cell>
          <table:table-cell table:style-name="Tableau1.C38" office:value-type="string">
            <text:p text:style-name="P5">Je vous prie de croire, Madame la Présidente, à l’assurance de mes respectueux hommages.</text:p>
          </table:table-cell>
        </table:table-row>
        <table:table-row table:style-name="Tableau1.53">
          <table:table-cell table:style-name="Tableau1.A38" office:value-type="string">
            <text:p text:style-name="P26">PoPCRG</text:p>
          </table:table-cell>
          <table:table-cell table:style-name="Tableau1.A38" office:value-type="string">
            <text:p text:style-name="P26">Politique - Présidents de conseil régional ou général</text:p>
          </table:table-cell>
          <table:table-cell table:style-name="Tableau1.C38" office:value-type="string">
            <text:p text:style-name="P3">Je vous prie de croire, Monsieur le Président, à l’assurance de mes sentiments les meilleurs.</text:p>
          </table:table-cell>
        </table:table-row>
        <table:table-row table:style-name="Tableau1.53">
          <table:table-cell table:style-name="Tableau1.A38" office:value-type="string">
            <text:p text:style-name="P26">PoPCRGM</text:p>
          </table:table-cell>
          <table:table-cell table:style-name="Tableau1.A38" office:value-type="string">
            <text:p text:style-name="P26">Politique - Présidents de conseil régional ou général (Madame)</text:p>
          </table:table-cell>
          <table:table-cell table:style-name="Tableau1.C38" office:value-type="string">
            <text:p text:style-name="P3">Je vous prie de croire, Madame la Présidente, à l’assurance de mes respectueux hommages.</text:p>
          </table:table-cell>
        </table:table-row>
        <table:table-row table:style-name="Tableau1.53">
          <table:table-cell table:style-name="Tableau1.A38" office:value-type="string">
            <text:p text:style-name="P26">PoQA</text:p>
          </table:table-cell>
          <table:table-cell table:style-name="Tableau1.A38" office:value-type="string">
            <text:p text:style-name="P26">Politique - Questeurs des Assemblées</text:p>
          </table:table-cell>
          <table:table-cell table:style-name="Tableau1.C38" office:value-type="string">
            <text:p text:style-name="P3">Je vous prie de croire, Monsieur le Questeur, à l’assurance de mes sentiments les meilleurs.</text:p>
          </table:table-cell>
        </table:table-row>
        <table:table-row table:style-name="Tableau1.53">
          <table:table-cell table:style-name="Tableau1.A38" office:value-type="string">
            <text:p text:style-name="P26">PoQAM</text:p>
          </table:table-cell>
          <table:table-cell table:style-name="Tableau1.A38" office:value-type="string">
            <text:p text:style-name="P26">Politique - Questeurs des Assemblées (Madame)</text:p>
          </table:table-cell>
          <table:table-cell table:style-name="Tableau1.C38" office:value-type="string">
            <text:p text:style-name="P3">Je vous prie de croire, Madame le Questeur, à l’assurance de mes respectueux hommages.</text:p>
          </table:table-cell>
        </table:table-row>
        <table:table-row table:style-name="Tableau1.53">
          <table:table-cell table:style-name="Tableau1.A38" office:value-type="string">
            <text:p text:style-name="P26">PoRGS</text:p>
          </table:table-cell>
          <table:table-cell table:style-name="Tableau1.A38" office:value-type="string">
            <text:p text:style-name="P26">Politique - Rapporteurs (général, spécial,…)</text:p>
          </table:table-cell>
          <table:table-cell table:style-name="Tableau1.C38" office:value-type="string">
            <text:p text:style-name="P3">Je vous prie de croire, Monsieur le Rapporteur, à l’assurance de mes sentiments les meilleurs.</text:p>
          </table:table-cell>
        </table:table-row>
        <table:table-row table:style-name="Tableau1.53">
          <table:table-cell table:style-name="Tableau1.A38" office:value-type="string">
            <text:p text:style-name="P26">PoRGSM</text:p>
          </table:table-cell>
          <table:table-cell table:style-name="Tableau1.A38" office:value-type="string">
            <text:p text:style-name="P26">Politique - Rapporteurs (général, spécial,…) (Madame)</text:p>
          </table:table-cell>
          <table:table-cell table:style-name="Tableau1.C38" office:value-type="string">
            <text:p text:style-name="P3">Je vous prie de croire, Madame le Rapporteur (ou la Rapporteure), à l’assurance de mes respectueux hommages.</text:p>
          </table:table-cell>
        </table:table-row>
        <table:table-row table:style-name="Tableau1.53">
          <table:table-cell table:style-name="Tableau1.A38" office:value-type="string">
            <text:p text:style-name="P26">PoSVPSC</text:p>
          </table:table-cell>
          <table:table-cell table:style-name="Tableau1.A38" office:value-type="string">
            <text:p text:style-name="P26">Politique - Sénateurs, Vice-Présidents (Sénat &amp; commissions)</text:p>
          </table:table-cell>
          <table:table-cell table:style-name="Tableau1.C38" office:value-type="string">
            <text:p text:style-name="P3">Je vous prie de croire, Monsieur le Sénateur, à l’assurance de mes sentiments les meilleurs.</text:p>
          </table:table-cell>
        </table:table-row>
        <table:table-row table:style-name="Tableau1.53">
          <table:table-cell table:style-name="Tableau1.A38" office:value-type="string">
            <text:p text:style-name="P26">PoSVPSCM</text:p>
          </table:table-cell>
          <table:table-cell table:style-name="Tableau1.A38" office:value-type="string">
            <text:p text:style-name="P26">Politique - Sénateurs, Vice-Présidents (Sénat &amp; commissions) (Madame)</text:p>
          </table:table-cell>
          <table:table-cell table:style-name="Tableau1.C38" office:value-type="string">
            <text:p text:style-name="P3">Je vous prie de croire, Madame le (la) Sénateur(rice), à l’assurance de mes respectueux hommages.</text:p>
          </table:table-cell>
        </table:table-row>
        <table:table-row table:style-name="Tableau1.53">
          <table:table-cell table:style-name="Tableau1.A82" office:value-type="string">
            <text:p text:style-name="P27">PrAC</text:p>
          </table:table-cell>
          <table:table-cell table:style-name="Tableau1.A82" office:value-type="string">
            <text:p text:style-name="P27">Professions - Artiste célèbre</text:p>
          </table:table-cell>
          <table:table-cell table:style-name="Tableau1.C82" office:value-type="string">
            <text:p text:style-name="P3">Je vous prie d’agréer, Maître, l’expression de ma respectueuse considération.</text:p>
          </table:table-cell>
        </table:table-row>
        <table:table-row table:style-name="Tableau1.53">
          <table:table-cell table:style-name="Tableau1.A82" office:value-type="string">
            <text:p text:style-name="P27">PrDP</text:p>
          </table:table-cell>
          <table:table-cell table:style-name="Tableau1.A82" office:value-type="string">
            <text:p text:style-name="P27">Professions - DRH / PDG</text:p>
          </table:table-cell>
          <table:table-cell table:style-name="Tableau1.C82" office:value-type="string">
            <text:p text:style-name="P3">Je vous prie d’agréer, Monsieur / Madame, l’expression de mes respectueuses salutations.</text:p>
          </table:table-cell>
        </table:table-row>
        <table:table-row table:style-name="Tableau1.53">
          <table:table-cell table:style-name="Tableau1.A82" office:value-type="string">
            <text:p text:style-name="P27">PrEAP</text:p>
          </table:table-cell>
          <table:table-cell table:style-name="Tableau1.A82" office:value-type="string">
            <text:p text:style-name="P27">Professions - Enseignements, académies, professeurs </text:p>
          </table:table-cell>
          <table:table-cell table:style-name="Tableau1.C82" office:value-type="string">
            <text:p text:style-name="P3">Je vous prie de croire, Maître,/Monsieur le Professeur, à l’assurance de ma considération distinguée.</text:p>
          </table:table-cell>
        </table:table-row>
        <table:table-row table:style-name="Tableau1.53">
          <table:table-cell table:style-name="Tableau1.A82" office:value-type="string">
            <text:p text:style-name="P27">PrPJ</text:p>
          </table:table-cell>
          <table:table-cell table:style-name="Tableau1.A82" office:value-type="string">
            <text:p text:style-name="P27">Professions - Professions juridiques</text:p>
          </table:table-cell>
          <table:table-cell table:style-name="Tableau1.C82" office:value-type="string">
            <text:p text:style-name="P3">Je vous prie de croire, Maître, à l’assurance de ma considération distinguée.</text:p>
          </table:table-cell>
        </table:table-row>
        <table:table-row table:style-name="Tableau1.53">
          <table:table-cell table:style-name="Tableau1.A82" office:value-type="string">
            <text:p text:style-name="P27">PrPM</text:p>
          </table:table-cell>
          <table:table-cell table:style-name="Tableau1.A82" office:value-type="string">
            <text:p text:style-name="P27">Professions - Professions médicales</text:p>
          </table:table-cell>
          <table:table-cell table:style-name="Tableau1.C82" office:value-type="string">
            <text:p text:style-name="P3">Je vous prie de croire, Monsieur le Docteur,/Monsieur le Professeur, à l’assurance de ma considération distinguée.</text:p>
          </table:table-cell>
        </table:table-row>
        <table:table-row table:style-name="Tableau1.53">
          <table:table-cell table:style-name="Tableau1.A87" office:value-type="string">
            <text:p text:style-name="P28">ReCEA</text:p>
          </table:table-cell>
          <table:table-cell table:style-name="Tableau1.A87" office:value-type="string">
            <text:p text:style-name="P28">Religion - Cardinaux, Évêques, Archevêques</text:p>
          </table:table-cell>
          <table:table-cell table:style-name="Tableau1.C87" office:value-type="string">
            <text:p text:style-name="P3">Je vous prie de croire, Monsieur le (Cardinal / Évêque / Archevêque…), à l’assurance de ma considération distinguée.</text:p>
          </table:table-cell>
        </table:table-row>
        <table:table-row table:style-name="Tableau1.53">
          <table:table-cell table:style-name="Tableau1.A87" office:value-type="string">
            <text:p text:style-name="P28">ReGRIMP</text:p>
          </table:table-cell>
          <table:table-cell table:style-name="Tableau1.A87" office:value-type="string">
            <text:p text:style-name="P28">Religion - Grand Rabbin, Imams, Mufti, Pasteurs</text:p>
          </table:table-cell>
          <table:table-cell table:style-name="Tableau1.C87" office:value-type="string">
            <text:p text:style-name="P3">Je vous prie de croire, Monsieur le (Grand Rabbin / Imam / Mufti / Pasteur…), à l’assurance de ma considération distinguée.</text:p>
          </table:table-cell>
        </table:table-row>
        <table:table-row table:style-name="Tableau1.53">
          <table:table-cell table:style-name="Tableau1.A87" office:value-type="string">
            <text:p text:style-name="P28">ReNA</text:p>
          </table:table-cell>
          <table:table-cell table:style-name="Tableau1.A87" office:value-type="string">
            <text:p text:style-name="P28">Religion - Nonce Apostolique</text:p>
          </table:table-cell>
          <table:table-cell table:style-name="Tableau1.C87" office:value-type="string">
            <text:p text:style-name="P3">Je vous prie de croire, Monsieur le Nonce, à l’assurance de ma haute considération.</text:p>
          </table:table-cell>
        </table:table-row>
        <text:soft-page-break/>
        <table:table-row table:style-name="Tableau1.53">
          <table:table-cell table:style-name="Tableau1.A87" office:value-type="string">
            <text:p text:style-name="P28">ReP</text:p>
          </table:table-cell>
          <table:table-cell table:style-name="Tableau1.A87" office:value-type="string">
            <text:p text:style-name="P28">Religion - Pape</text:p>
          </table:table-cell>
          <table:table-cell table:style-name="Tableau1.C87" office:value-type="string">
            <text:p text:style-name="P3">Je vous prie de croire, Très Saint Père, à l’assurance de ma haute considération.</text:p>
          </table:table-cell>
        </table:table-row>
        <table:table-row table:style-name="Tableau1.53">
          <table:table-cell table:style-name="Tableau1.A87" office:value-type="string">
            <text:p text:style-name="P28">ReRMP</text:p>
          </table:table-cell>
          <table:table-cell table:style-name="Tableau1.A87" office:value-type="string">
            <text:p text:style-name="P28">Religion - Recteur de la Mosquée de Paris</text:p>
          </table:table-cell>
          <table:table-cell table:style-name="Tableau1.C87" office:value-type="string">
            <text:p text:style-name="P3">Je vous prie de croire, Monsieur le Recteur, à l’assurance de ma considération distingué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Arial Narrow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style:contextual-spacing="false" fo:line-height="100%" style:shadow="none"/>
      <style:text-properties style:font-name="Liberation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18:36:35.76</meta:creation-date>
    <dc:date>2013-06-18T09:00:20.32</dc:date>
    <meta:editing-duration>PT3H46M5S</meta:editing-duration>
    <meta:editing-cycles>20</meta:editing-cycles>
    <meta:generator>LibreOffice/4.0.4.2$Windows_x86 LibreOffice_project/9e9821abd0ffdbc09cd8c52eaa574fa09eb08f2</meta:generator>
    <meta:document-statistic meta:table-count="1" meta:image-count="0" meta:object-count="0" meta:page-count="5" meta:paragraph-count="275" meta:word-count="1961" meta:character-count="13091" meta:non-whitespace-character-count="11401"/>
  </office:meta>
</office:document-meta>
</file>